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b4ae2"/>
    </style:style>
    <style:style style:name="P2" style:family="paragraph" style:parent-style-name="Text_20_body">
      <style:text-properties officeooo:rsid="0031d3dc" officeooo:paragraph-rsid="0031d3dc"/>
    </style:style>
    <style:style style:name="P3" style:family="paragraph" style:parent-style-name="Text_20_body">
      <style:text-properties officeooo:rsid="0031d3dc" officeooo:paragraph-rsid="003274bb"/>
    </style:style>
    <style:style style:name="P4" style:family="paragraph" style:parent-style-name="Text_20_body">
      <style:text-properties officeooo:rsid="0032e584" officeooo:paragraph-rsid="0032e584"/>
    </style:style>
    <style:style style:name="P5" style:family="paragraph" style:parent-style-name="Heading_20_1" style:master-page-name="Right_20_Page">
      <style:paragraph-properties style:page-number="auto"/>
      <style:text-properties officeooo:rsid="0031d3dc" officeooo:paragraph-rsid="0031d3dc"/>
    </style:style>
    <style:style style:name="P6" style:family="paragraph" style:parent-style-name="Heading_20_3">
      <style:paragraph-properties fo:margin-top="0.199cm" fo:margin-bottom="0cm" loext:contextual-spacing="false"/>
    </style:style>
    <style:style style:name="T1" style:family="text">
      <style:text-properties officeooo:rsid="0031d3dc"/>
    </style:style>
    <style:style style:name="T2" style:family="text">
      <style:text-properties officeooo:rsid="003274bb"/>
    </style:style>
    <style:style style:name="T3" style:family="text">
      <style:text-properties officeooo:rsid="0032e5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Yellow</text:h>
      <text:p text:style-name="P1">(<text:span text:style-name="T1">Coldplay</text:span>)</text:p>
      <text:p text:style-name="Heading_20_3">[INTRO]</text:p>
      <text:p text:style-name="P2">C <text:s/>G <text:s/>F <text:s/>C</text:p>
      <text:p text:style-name="Heading_20_3">[VERSE 1]</text:p>
      <text:p text:style-name="P3">C <text:s text:c="41"/>G</text:p>
      <text:p text:style-name="P3">Look at the stars, <text:span text:style-name="T2">l</text:span>ook how they shine for you</text:p>
      <text:p text:style-name="P2"><text:s text:c="23"/>F</text:p>
      <text:p text:style-name="P3">And everything you do, <text:s text:c="2"/><text:span text:style-name="T2">y</text:span>eah, they were all yellow.</text:p>
      <text:p text:style-name="P3">C <text:s text:c="31"/>G</text:p>
      <text:p text:style-name="P3">I came along, I wrote a song for you</text:p>
      <text:p text:style-name="P2"><text:s text:c="26"/>F <text:s text:c="25"/><text:span text:style-name="T2">C</text:span></text:p>
      <text:p text:style-name="P3">And all the things you do, <text:s/><text:span text:style-name="T2">a</text:span>nd it was called Yellow.</text:p>
      <text:p text:style-name="P3">C <text:s text:c="15"/>G <text:s text:c="29"/>F</text:p>
      <text:p text:style-name="P3">So then i took my turn, <text:span text:style-name="T2">o</text:span>h what a thing to have done,</text:p>
      <text:p text:style-name="P2"><text:s text:c="23"/>C</text:p>
      <text:p text:style-name="P2">And it was all yellow.</text:p>
      <text:p text:style-name="P6">[CHORUS]</text:p>
      <text:p text:style-name="P3">F <text:s text:c="9"/>Am <text:s text:c="6"/>G</text:p>
      <text:p text:style-name="P3">Your Skin, <text:span text:style-name="T2">o</text:span>h yeah, your skin and bones</text:p>
      <text:p text:style-name="P2">F <text:s text:c="5"/>Am <text:s text:c="10"/>G</text:p>
      <text:p text:style-name="P2">Turn into something beautiful,</text:p>
      <text:p text:style-name="P2">F <text:s text:c="7"/>Am <text:s text:c="9"/>G <text:s text:c="12"/><text:span text:style-name="T3">F</text:span></text:p>
      <text:p text:style-name="P2">You know, you know I love you so,</text:p>
      <text:p text:style-name="P2">F <text:s text:c="24"/><text:span text:style-name="T2">C</text:span></text:p>
      <text:p text:style-name="P2">You know <text:span text:style-name="T2">I</text:span> love you so.</text:p>
      <text:p text:style-name="P6">[VERSE 2]</text:p>
      <text:p text:style-name="P3">C <text:s text:c="33"/>G</text:p>
      <text:p text:style-name="P3">I swam across, I jumped across for you,</text:p>
      <text:p text:style-name="P2"><text:s text:c="22"/>F <text:s text:c="28"/><text:span text:style-name="T2">C</text:span></text:p>
      <text:p text:style-name="P3">Oh, what a thing to do <text:s/>'Cause you were all yellow.</text:p>
      <text:p text:style-name="P3">C <text:s text:c="31"/>G</text:p>
      <text:p text:style-name="P3">I drew a line, I drew a line for you,</text:p>
      <text:p text:style-name="P2"><text:s text:c="23"/>F <text:s text:c="24"/><text:span text:style-name="T2">C</text:span></text:p>
      <text:p text:style-name="P3">Oh, what a thing to do, <text:s text:c="2"/><text:span text:style-name="T2">a</text:span>nd it was all yellow.</text:p>
      <text:p text:style-name="Heading_20_3"><text:soft-page-break/>[CHORUS]</text:p>
      <text:p text:style-name="P3">F <text:s text:c="9"/>Am <text:s text:c="6"/>G</text:p>
      <text:p text:style-name="P3">Your Skin, <text:span text:style-name="T2">o</text:span>h yeah, your skin and bones</text:p>
      <text:p text:style-name="P3">F <text:s text:c="5"/>Am <text:s text:c="10"/>G</text:p>
      <text:p text:style-name="P3">Turn into something beautiful,</text:p>
      <text:p text:style-name="P3">F <text:s text:c="12"/>Am <text:s text:c="7"/>G <text:s text:c="11"/>F</text:p>
      <text:p text:style-name="P3">And you know, <text:span text:style-name="T2">f</text:span>or you I bleed myself dry,</text:p>
      <text:p text:style-name="P2"><text:s text:c="29"/><text:span text:style-name="T3">C</text:span></text:p>
      <text:p text:style-name="P2">For you I bleed myself dry.</text:p>
      <text:p text:style-name="Heading_20_3">[INSTRUMENTAL]</text:p>
      <text:p text:style-name="P2">C G F C <text:s/></text:p>
      <text:p text:style-name="Heading_20_3">[CODA]</text:p>
      <text:p text:style-name="P2"><text:span text:style-name="T3">C</text:span> <text:s text:c="33"/>G</text:p>
      <text:p text:style-name="P2">It's true, look how they shine for you, </text:p>
      <text:p text:style-name="P2"><text:span text:style-name="T3">G</text:span> <text:s text:c="22"/>F</text:p>
      <text:p text:style-name="P2">Look how they shine for you</text:p>
      <text:p text:style-name="P4">F <text:s text:c="23"/>C</text:p>
      <text:p text:style-name="P4"><text:span text:style-name="T1">Look how they shine for,</text:span></text:p>
      <text:p text:style-name="P2">C <text:s text:c="22"/>G</text:p>
      <text:p text:style-name="P2">Look how they shine for you,</text:p>
      <text:p text:style-name="P2"><text:span text:style-name="T3">G</text:span> <text:s text:c="22"/>F</text:p>
      <text:p text:style-name="P2">Look how they shine for you,</text:p>
      <text:p text:style-name="P4">F</text:p>
      <text:p text:style-name="P2">Look how they shine.</text:p>
      <text:p text:style-name="P2">C</text:p>
      <text:p text:style-name="P2">Look at the stars,</text:p>
      <text:p text:style-name="P2"><text:s text:c="24"/>G</text:p>
      <text:p text:style-name="P2">Look how they shine for you</text:p>
      <text:p text:style-name="P2"><text:s text:c="22"/>F</text:p>
      <text:p text:style-name="P2">And all the things you 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6M28S</meta:editing-duration>
    <meta:editing-cycles>36</meta:editing-cycles>
    <meta:generator>LibreOffice/5.2.7.2$Linux_X86_64 LibreOffice_project/20m0$Build-2</meta:generator>
    <dc:title>Lyrics + Chords</dc:title>
    <dc:date>2018-03-11T19:38:34.936090041</dc:date>
    <meta:print-date>2017-04-03T12:23:29.985893000</meta:print-date>
    <meta:document-statistic meta:table-count="0" meta:image-count="0" meta:object-count="0" meta:page-count="2" meta:paragraph-count="65" meta:word-count="276" meta:character-count="1837" meta:non-whitespace-character-count="90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